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4.4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2cm" fo:min-width="4.487cm"/>
    </style:style>
    <style:style style:name="gr3" style:family="graphic" style:parent-style-name="standard">
      <style:graphic-properties draw:textarea-horizontal-align="justify" draw:textarea-vertical-align="middle" draw:auto-grow-height="false" fo:min-height="0.32cm" fo:min-width="4.70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60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6.87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4.60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48cm" fo:min-width="0.52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48cm" fo:min-width="0.52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47cm" fo:min-width="0.52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47cm" fo:min-width="0.52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49cm" fo:min-width="0.52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49cm" fo:min-width="0.52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49cm" fo:min-width="0.976cm"/>
    </style:style>
    <style:style style:name="gr14" style:family="graphic" style:parent-style-name="standard">
      <style:graphic-properties svg:stroke-color="#000000" draw:fill-color="#81d41a" draw:textarea-horizontal-align="justify" draw:textarea-vertical-align="middle" draw:auto-grow-height="false" fo:min-height="0.249cm" fo:min-width="0.97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6.97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09cm" fo:min-width="6.0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33cm" fo:min-width="6.067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209cm" fo:min-width="1.41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978cm" fo:min-width="6.291cm"/>
    </style:style>
    <style:style style:name="gr20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37cm" fo:min-width="4.77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13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6.97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19cm" fo:min-width="6.276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998cm" fo:min-width="6.276cm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263cm" fo:min-width="0.994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686cm" fo:min-width="6.169cm"/>
    </style:style>
    <style:style style:name="gr2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433cm" fo:min-width="4.676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153cm" fo:min-width="0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3.433cm" fo:min-width="7.104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24cm" fo:min-width="5.98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242cm" fo:min-width="5.989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651cm" fo:min-width="5.989cm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0.405cm" fo:min-width="1.223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707cm" fo:min-width="6.164cm"/>
    </style:style>
    <style:style style:name="gr3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441cm" fo:min-width="4.672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158cm" fo:min-width="0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4.957cm" fo:min-width="7.385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503cm" fo:min-width="6.504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634cm" fo:min-width="6.504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631cm" fo:min-width="6.504cm"/>
    </style:style>
    <style:style style:name="gr41" style:family="graphic" style:parent-style-name="standard">
      <style:graphic-properties draw:fill-color="#81d41a" draw:textarea-horizontal-align="justify" draw:textarea-vertical-align="middle" draw:auto-grow-height="false" fo:min-height="0.63cm" fo:min-width="0.835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161cm" fo:min-width="0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6.7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273cm" fo:min-width="6.452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1.308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2.68cm" fo:min-width="4.466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272cm" fo:min-width="1.217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168cm" fo:min-width="1.287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278cm"/>
    </style:style>
    <style:style style:name="gr50" style:family="graphic" style:parent-style-name="standard">
      <style:graphic-properties svg:stroke-color="#000000" draw:fill-color="#81aca6" draw:textarea-horizontal-align="justify" draw:textarea-vertical-align="middle" draw:auto-grow-height="false" fo:min-height="0.258cm" fo:min-width="0.262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8.26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566cm" fo:min-width="7.204cm"/>
    </style:style>
    <style:style style:name="gr53" style:family="graphic" style:parent-style-name="standard">
      <style:graphic-properties svg:stroke-color="#3465a4" draw:textarea-horizontal-align="justify" draw:textarea-vertical-align="middle" draw:auto-grow-height="false" fo:min-height="0.657cm" fo:min-width="1.908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9.914cm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4.41cm" fo:min-width="4.982cm"/>
    </style:style>
    <style:style style:name="gr56" style:family="graphic" style:parent-style-name="standard">
      <style:graphic-properties svg:stroke-color="#000000" draw:fill-color="#eeeeee" draw:textarea-horizontal-align="justify" draw:textarea-vertical-align="top" draw:auto-grow-height="false" fo:min-height="4.41cm" fo:min-width="3.868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099cm" fo:min-width="3.532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098cm" fo:min-width="3.532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101cm" fo:min-width="3.531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098cm" fo:min-width="3.531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3.532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225cm" fo:min-width="3.564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4.072cm"/>
    </style:style>
    <style:style style:name="gr6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52cm" fo:min-width="3.075cm"/>
    </style:style>
    <style:style style:name="gr6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52cm" fo:min-width="3.073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818cm"/>
    </style:style>
    <style:style style:name="gr6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52cm" fo:min-width="2.876cm"/>
    </style:style>
    <style:style style:name="gr68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52cm" fo:min-width="2.874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5.469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4.917cm"/>
    </style:style>
    <style:style style:name="gr71" style:family="graphic" style:parent-style-name="standard">
      <style:graphic-properties svg:stroke-color="#000000" draw:fill-color="#729fcf" draw:textarea-horizontal-align="justify" draw:textarea-vertical-align="middle" draw:auto-grow-height="false" fo:min-height="0.512cm" fo:min-width="4.919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1.882cm" fo:min-width="9.152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105cm" fo:min-width="2.082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6.993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348cm" fo:min-width="6.262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347cm" fo:min-width="6.263cm"/>
    </style:style>
    <style:style style:name="gr77" style:family="graphic" style:parent-style-name="standard">
      <style:graphic-properties svg:stroke-color="#3465a4" draw:textarea-horizontal-align="justify" draw:textarea-vertical-align="middle" draw:auto-grow-height="false" fo:min-height="0.467cm" fo:min-width="1.237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628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6.837cm"/>
    </style:style>
    <style:style style:name="gr80" style:family="graphic" style:parent-style-name="standard">
      <style:graphic-properties svg:stroke-color="#000000" draw:fill-color="#729fcf" draw:textarea-horizontal-align="justify" draw:textarea-vertical-align="middle" draw:auto-grow-height="false" fo:min-height="0.682cm" fo:min-width="2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247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0.23cm" fo:min-width="6.583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0.229cm" fo:min-width="6.583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227cm" fo:min-width="2.844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228cm" fo:min-width="6.583cm"/>
    </style:style>
    <style:style style:name="gr86" style:family="graphic" style:parent-style-name="standard">
      <style:graphic-properties svg:stroke-color="#3465a4" draw:textarea-horizontal-align="justify" draw:textarea-vertical-align="middle" draw:auto-grow-height="false" fo:min-height="0.308cm" fo:min-width="1.271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229cm" fo:min-width="3.035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202cm" fo:min-width="0.127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7.12cm"/>
    </style:style>
    <style:style style:name="gr90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79cm" fo:min-width="3.493cm"/>
    </style:style>
    <style:style style:name="gr9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78cm" fo:min-width="3.493cm"/>
    </style:style>
    <style:style style:name="gr9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8cm" fo:min-width="3.493cm"/>
    </style:style>
    <style:style style:name="gr93" style:family="graphic" style:parent-style-name="standard">
      <style:graphic-properties svg:stroke-color="#000000" draw:fill-color="#81d41a" draw:textarea-horizontal-align="justify" draw:textarea-vertical-align="middle" draw:auto-grow-height="false" fo:min-height="0.49cm" fo:min-width="1.017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2.968cm" fo:min-width="2.116cm"/>
    </style:style>
    <style:style style:name="gr95" style:family="graphic" style:parent-style-name="standard">
      <style:graphic-properties svg:stroke-color="#3465a4" draw:textarea-horizontal-align="justify" draw:textarea-vertical-align="middle" draw:auto-grow-height="false" fo:min-height="0.467cm" fo:min-width="6.193cm"/>
    </style:style>
    <style:style style:name="gr9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48cm" fo:min-width="6.262cm"/>
    </style:style>
    <style:style style:name="P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81d41a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9pt" fo:font-weight="bold" style:font-size-asian="9pt" style:font-size-complex="9pt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loext:graphic-properties draw:fill-color="#81aca6"/>
      <style:paragraph-properties fo:text-align="center"/>
    </style:style>
    <style:style style:name="P1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>
          <draw:custom-shape draw:style-name="gr1" draw:text-style-name="P1" draw:layer="layout" svg:width="4.974cm" svg:height="0.569cm" svg:x="0.641cm" svg:y="2.15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87cm" svg:height="0.57cm" svg:x="0.628cm" svg:y="2.9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207cm" svg:height="0.57cm" svg:x="0.508cm" svg:y="3.767cm">
            <text:p text:style-name="P2"><text:span text:style-name="T1">Logi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6cm" svg:height="1.436cm" svg:x="2.464cm" svg:y="0.527cm">
            <text:p text:style-name="P2"><text:span text:style-name="T1">Lo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4" draw:layer="layout" svg:width="7.377cm" svg:height="5.08cm" svg:x="20.563cm" svg:y="13.3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5.108cm" svg:height="0.456cm" svg:x="20.903cm" svg:y="13.577cm">
            <text:p text:style-name="P2"><text:span text:style-name="T2">Select media category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1.021cm" svg:height="0.598cm" svg:x="21.698cm" svg:y="14.33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022cm" svg:height="0.598cm" svg:x="23.173cm" svg:y="14.33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21cm" svg:height="0.598cm" svg:x="24.649cm" svg:y="14.33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022cm" svg:height="0.598cm" svg:x="26.213cm" svg:y="14.33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1.021cm" svg:height="0.597cm" svg:x="21.698cm" svg:y="15.12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1.022cm" svg:height="0.597cm" svg:x="23.173cm" svg:y="15.12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1.021cm" svg:height="0.597cm" svg:x="24.649cm" svg:y="15.12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1.022cm" svg:height="0.597cm" svg:x="26.213cm" svg:y="15.12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021cm" svg:height="0.599cm" svg:x="21.698cm" svg:y="15.92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1.022cm" svg:height="0.599cm" svg:x="23.173cm" svg:y="15.92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021cm" svg:height="0.599cm" svg:x="24.649cm" svg:y="15.92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1.022cm" svg:height="0.599cm" svg:x="26.213cm" svg:y="15.92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1.022cm" svg:height="0.597cm" svg:x="21.763cm" svg:y="16.72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1.021cm" svg:height="0.597cm" svg:x="23.239cm" svg:y="16.72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1.021cm" svg:height="0.597cm" svg:x="24.714cm" svg:y="16.72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1.022cm" svg:height="0.597cm" svg:x="26.189cm" svg:y="16.72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5" draw:layer="layout" svg:width="1.476cm" svg:height="0.499cm" svg:x="26.172cm" svg:y="13.534cm">
            <text:p text:style-name="P2"><text:span text:style-name="T3">Create</text:span></text:p>
            <text:p text:style-name="P2"><text:span text:style-name="T3"><text:s/></text:span><text:span text:style-name="T3">fold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475cm" svg:height="0.499cm" svg:x="25.97cm" svg:y="17.76cm">
            <text:p text:style-name="P2"><text:span text:style-name="T3">Upload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4" draw:layer="layout" svg:width="7.478cm" svg:height="4.064cm" svg:x="20.20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6.567cm" svg:height="0.459cm" svg:x="20.613cm" svg:y="0.897cm">
              <text:p text:style-name="P2"><text:span text:style-name="T4">Menu Titl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6.567cm" svg:height="0.983cm" svg:x="20.613cm" svg:y="1.422cm">
              <text:p text:style-name="P2"><text:span text:style-name="T4">Descri</text:span><text:span text:style-name="T4">p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6.567cm" svg:height="0.459cm" svg:x="20.613cm" svg:y="2.602cm">
              <text:p text:style-name="P2"><text:span text:style-name="T4">Select Category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7" draw:layer="layout" svg:width="1.919cm" svg:height="0.459cm" svg:x="25.261cm" svg:y="3.322cm">
              <text:p text:style-name="P2"><text:span text:style-name="T5">Sa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4" draw:layer="layout" svg:width="6.791cm" svg:height="2.228cm" svg:x="13.324cm" svg:y="0.63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8" draw:layer="layout" svg:width="5.27cm" svg:height="0.787cm" svg:x="14.236cm" svg:y="0.897cm">
                <text:p text:style-name="P2"><text:span text:style-name="T6">Menu </text:span><text:span text:style-name="T6">Title</text:span></text:p>
                <text:p text:style-name="P2"><text:span text:style-name="T6">Descri</text:span><text:span text:style-name="T6">ption 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5" draw:layer="layout" svg:width="0.506cm" svg:height="0.655cm" svg:x="13.527cm" svg:y="1.029cm">
                <text:p text:style-name="P2"><text:span text:style-name="T7">C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22" draw:text-style-name="P4" draw:layer="layout" svg:width="7.474cm" svg:height="3.302cm" svg:x="20.212cm" svg:y="4.95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4" draw:layer="layout" svg:width="6.776cm" svg:height="0.44cm" svg:x="20.569cm" svg:y="5.247cm">
              <text:p text:style-name="P2"><text:span text:style-name="T5">Category Title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6.776cm" svg:height="1.248cm" svg:x="20.61cm" svg:y="5.833cm">
              <text:p text:style-name="P2"><text:span text:style-name="T8"><text:s/></text:span><text:span text:style-name="T4">Description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7" draw:layer="layout" svg:width="1.494cm" svg:height="0.513cm" svg:x="25.892cm" svg:y="7.228cm">
              <text:p text:style-name="P2"><text:span text:style-name="T5">Sa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4" draw:layer="layout" svg:width="6.669cm" svg:height="1.936cm" svg:x="13.424cm" svg:y="4.95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7" draw:text-style-name="P8" draw:layer="layout" svg:width="5.176cm" svg:height="0.683cm" svg:x="14.32cm" svg:y="5.181cm">
                <text:p text:style-name="P2"><text:span text:style-name="T6">Category Title</text:span></text:p>
                <text:p text:style-name="P2"><text:span text:style-name="T6">Description </text:span></text:p>
                <draw:enhanced-geometry svg:viewBox="0 0 21600 21600" draw:type="rectangle" draw:enhanced-path="M 0 0 L 21600 0 21600 21600 0 21600 0 0 Z N"/>
              </draw:custom-shape>
              <draw:custom-shape draw:style-name="gr28" draw:text-style-name="P5" draw:layer="layout" svg:width="0.498cm" svg:height="0.569cm" svg:x="13.623cm" svg:y="5.295cm">
                <text:p text:style-name="P2"><text:span text:style-name="T7">C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29" draw:text-style-name="P4" draw:layer="layout" svg:width="7.604cm" svg:height="3.683cm" svg:x="20.336cm" svg:y="9.01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4" draw:layer="layout" svg:width="6.489cm" svg:height="0.49cm" svg:x="20.88cm" svg:y="9.263cm">
              <text:p text:style-name="P2"><text:span text:style-name="T4">Link Title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4" draw:layer="layout" svg:width="6.489cm" svg:height="0.492cm" svg:x="20.843cm" svg:y="9.999cm">
              <text:p text:style-name="P2"><text:span text:style-name="T2">Link Address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yout" svg:width="6.489cm" svg:height="0.901cm" svg:x="20.843cm" svg:y="10.654cm">
              <text:p text:style-name="P2"><text:span text:style-name="T2">Description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9" draw:layer="layout" svg:width="1.723cm" svg:height="0.655cm" svg:x="25.709cm" svg:y="11.718cm">
              <text:p text:style-name="P2"><text:span text:style-name="T5">Sa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yout" svg:width="6.664cm" svg:height="1.957cm" svg:x="13.551cm" svg:y="9.01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5" draw:text-style-name="P8" draw:layer="layout" svg:width="5.172cm" svg:height="0.691cm" svg:x="14.446cm" svg:y="9.247cm">
                <text:p text:style-name="P2"><text:span text:style-name="T6">link Title</text:span></text:p>
                <text:p text:style-name="P2"><text:span text:style-name="T6">Description </text:span></text:p>
                <draw:enhanced-geometry svg:viewBox="0 0 21600 21600" draw:type="rectangle" draw:enhanced-path="M 0 0 L 21600 0 21600 21600 0 21600 0 0 Z N"/>
              </draw:custom-shape>
              <draw:custom-shape draw:style-name="gr36" draw:text-style-name="P5" draw:layer="layout" svg:width="0.498cm" svg:height="0.576cm" svg:x="13.75cm" svg:y="9.362cm">
                <text:p text:style-name="P2"><text:span text:style-name="T7">C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37" draw:text-style-name="P4" draw:layer="layout" svg:width="7.885cm" svg:height="5.207cm" svg:x="11.811cm" svg:y="11.55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8" draw:text-style-name="P4" draw:layer="layout" svg:width="7.004cm" svg:height="0.753cm" svg:x="12.006cm" svg:y="11.703cm">
                <text:p text:style-name="P2"><text:span text:style-name="T4">Title / and Image</text:span></text:p>
                <draw:enhanced-geometry svg:viewBox="0 0 21600 21600" draw:type="rectangle" draw:enhanced-path="M 0 0 L 21600 0 21600 21600 0 21600 0 0 Z N"/>
              </draw:custom-shape>
              <draw:custom-shape draw:style-name="gr39" draw:text-style-name="P4" draw:layer="layout" svg:width="7.004cm" svg:height="1.884cm" svg:x="12.006cm" svg:y="12.609cm">
                <text:p text:style-name="P2"><text:span text:style-name="T2">Body with ck Editor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4" draw:layer="layout" svg:width="7.004cm" svg:height="0.881cm" svg:x="12.006cm" svg:y="14.639cm">
                <text:p text:style-name="P2"><text:span text:style-name="T2">Select category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9" draw:layer="layout" svg:width="1.335cm" svg:height="0.88cm" svg:x="17.565cm" svg:y="15.668cm">
                <text:p text:style-name="P2"><text:span text:style-name="T1">Sav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2" draw:text-style-name="P4" draw:layer="layout" svg:width="0.54cm" svg:height="0.579cm" svg:x="19.064cm" svg:y="11.788cm">
            <text:p text:style-name="P2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3" draw:text-style-name="P4" draw:layer="layout" svg:width="7.25cm" svg:height="5.334cm" svg:x="0.381cm" svg:y="10.79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4" draw:layer="layout" svg:width="6.952cm" svg:height="0.523cm" svg:x="0.523cm" svg:y="11.499cm">
            <text:p text:style-name="P2"><text:span text:style-name="T9">Menu(C)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" draw:layer="layout" svg:width="1.808cm" svg:height="1.418cm" svg:x="5.645cm" svg:y="12.171cm">
            <text:p text:style-name="P2"><text:span text:style-name="T10">Qlink</text:span></text:p>
            <text:p text:style-name="P2"><text:span text:style-name="T10">(C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" draw:layer="layout" svg:width="4.966cm" svg:height="2.93cm" svg:x="0.544cm" svg:y="12.191cm">
            <text:p text:style-name="P2"><text:span text:style-name="T2">News,event (C)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" draw:layer="layout" svg:width="1.717cm" svg:height="0.522cm" svg:x="5.715cm" svg:y="15.09cm">
            <text:p text:style-name="P2"><text:span text:style-name="T11">Subscription(C)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" draw:layer="layout" svg:width="1.787cm" svg:height="0.418cm" svg:x="5.593cm" svg:y="10.923cm">
            <text:p text:style-name="P2"><text:span text:style-name="T10">Lang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4" draw:layer="layout" svg:width="1.778cm" svg:height="0.508cm" svg:x="5.699cm" svg:y="13.716cm">
            <text:p text:style-name="P2"><text:span text:style-name="T12">V cod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0" draw:layer="layout" svg:width="0.762cm" svg:height="0.508cm" svg:x="6.734cm" svg:y="14.378cm">
            <text:p text:style-name="P2"><text:span text:style-name="T12">su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1" draw:text-style-name="P4" draw:layer="layout" svg:width="8.763cm" svg:height="2.54cm" svg:x="0.635cm" svg:y="16.76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4" draw:layer="layout" svg:width="7.704cm" svg:height="0.816cm" svg:x="1.213cm" svg:y="17.127cm">
            <text:p text:style-name="P2"><text:span text:style-name="T13">Email Addres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2.408cm" svg:height="0.907cm" svg:x="6.509cm" svg:y="18.125cm">
            <text:p text:style-name="P2"><text:span text:style-name="T1">subscrib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1" draw:layer="layout" svg:width="10.414cm" svg:height="5.08cm" svg:x="0.381cm" svg:y="5.46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1" draw:layer="layout" svg:width="5.482cm" svg:height="4.66cm" svg:x="5.059cm" svg:y="5.655cm">
            <text:p text:style-name="P2"><text:span text:style-name="T1">Working 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4.368cm" svg:height="4.66cm" svg:x="0.607cm" svg:y="5.655cm">
            <text:p text:style-name="P12"/>
            <text:p text:style-name="P12"/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draw:layer="layout" svg:width="4.032cm" svg:height="0.349cm" svg:x="0.775cm" svg:y="6.118cm">
            <text:p text:style-name="P2"><text:span text:style-name="T10">Menu Managemen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4.032cm" svg:height="0.348cm" svg:x="0.775cm" svg:y="6.615cm">
            <text:p text:style-name="P2"><text:span text:style-name="T9">Article Management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4.031cm" svg:height="0.351cm" svg:x="0.738cm" svg:y="7.607cm">
            <text:p text:style-name="P2"><text:span text:style-name="T10">Link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1" draw:layer="layout" svg:width="4.031cm" svg:height="0.348cm" svg:x="0.758cm" svg:y="8.105cm">
            <text:p text:style-name="P2"><text:span text:style-name="T10">Media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" draw:layer="layout" svg:width="4.032cm" svg:height="0.352cm" svg:x="0.775cm" svg:y="7.11cm">
            <text:p text:style-name="P2"><text:span text:style-name="T9">Category Management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4" draw:layer="layout" svg:width="4.064cm" svg:height="0.475cm" svg:x="0.773cm" svg:y="8.55cm">
            <text:p text:style-name="P2"><text:span text:style-name="T9">Candidate Manageme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3" draw:text-style-name="P4" draw:layer="layout" svg:width="4.572cm" svg:height="4.445cm" svg:x="0.635cm" svg:y="34.54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3.575cm" svg:height="0.602cm" svg:x="1.035cm" svg:y="34.777cm">
            <text:p text:style-name="P2"><text:span text:style-name="T1">occupation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3.575cm" svg:height="0.602cm" svg:x="1.018cm" svg:y="35.552cm">
            <text:p text:style-name="P2"><text:span text:style-name="T2">Group No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4" draw:layer="layout" svg:width="3.573cm" svg:height="0.602cm" svg:x="1.052cm" svg:y="36.377cm">
            <text:p text:style-name="P2"><text:span text:style-name="T2">Center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3.575cm" svg:height="0.602cm" svg:x="1.034cm" svg:y="37.152cm">
            <text:p text:style-name="P2"><text:span text:style-name="T2">Dat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4" draw:layer="layout" svg:width="3.575cm" svg:height="0.602cm" svg:x="1.066cm" svg:y="37.952cm">
            <text:p text:style-name="P2"><text:span text:style-name="T2">Tim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4" draw:layer="layout" svg:width="4.318cm" svg:height="3.556cm" svg:x="5.588cm" svg:y="34.54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4" draw:layer="layout" svg:width="3.376cm" svg:height="0.602cm" svg:x="5.966cm" svg:y="34.777cm">
            <text:p text:style-name="P2"><text:span text:style-name="T1">occupation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14" draw:layer="layout" svg:width="3.376cm" svg:height="0.602cm" svg:x="5.95cm" svg:y="35.552cm">
            <text:p text:style-name="P2"><text:span text:style-name="T2">Practical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14" draw:layer="layout" svg:width="3.374cm" svg:height="0.602cm" svg:x="5.982cm" svg:y="36.377cm">
            <text:p text:style-name="P2"><text:span text:style-name="T2">Knowledge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14" draw:layer="layout" svg:width="3.376cm" svg:height="0.602cm" svg:x="5.965cm" svg:y="37.152cm">
            <text:p text:style-name="P2"><text:span text:style-name="T2">Statu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4" draw:layer="layout" svg:width="5.969cm" svg:height="4.572cm" svg:x="6.223cm" svg:y="0.4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0" draw:text-style-name="P15" draw:layer="layout" svg:width="5.417cm" svg:height="0.762cm" svg:x="6.499cm" svg:y="0.708cm">
              <text:p text:style-name="P2"><text:span text:style-name="T5">fullName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15" draw:layer="layout" svg:width="5.417cm" svg:height="0.762cm" svg:x="6.499cm" svg:y="2.74cm">
              <text:p text:style-name="P2"><text:span text:style-name="T5">passwor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15" draw:layer="layout" svg:width="5.417cm" svg:height="0.762cm" svg:x="6.499cm" svg:y="1.724cm">
              <text:p text:style-name="P2"><text:span text:style-name="T5">email</text:span></text:p>
              <draw:enhanced-geometry svg:viewBox="0 0 21600 21600" draw:type="rectangle" draw:enhanced-path="M 0 0 L 21600 0 21600 21600 0 21600 0 0 Z N"/>
            </draw:custom-shape>
            <draw:custom-shape draw:style-name="gr71" draw:text-style-name="P16" draw:layer="layout" svg:width="5.419cm" svg:height="0.762cm" svg:x="6.59cm" svg:y="3.883cm">
              <text:p text:style-name="P2"><text:span text:style-name="T13">Sign up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office:forms form:automatic-focus="false" form:apply-design-mode="false"/>
        <draw:g>
          <draw:custom-shape draw:style-name="gr72" draw:text-style-name="P4" draw:layer="layout" svg:width="9.652cm" svg:height="2.132cm" svg:x="0.635cm" svg:y="0.76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" draw:layer="layout" svg:width="2.582cm" svg:height="0.355cm" svg:x="7.481cm" svg:y="0.905cm">
            <text:p text:style-name="P2"><text:span text:style-name="T9">Logged in us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4" draw:layer="layout" svg:width="7.493cm" svg:height="4.064cm" svg:x="0.635cm" svg:y="3.2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5" draw:text-style-name="P4" draw:layer="layout" svg:width="6.762cm" svg:height="0.598cm" svg:x="1.12cm" svg:y="3.468cm">
              <text:p text:style-name="P2"><text:span text:style-name="T1">Old password</text:span></text:p>
              <draw:enhanced-geometry svg:viewBox="0 0 21600 21600" draw:type="rectangle" draw:enhanced-path="M 0 0 L 21600 0 21600 21600 0 21600 0 0 Z N"/>
            </draw:custom-shape>
            <draw:custom-shape draw:style-name="gr75" draw:text-style-name="P4" draw:layer="layout" svg:width="6.762cm" svg:height="0.598cm" svg:x="1.12cm" svg:y="4.399cm">
              <text:p text:style-name="P2"><text:span text:style-name="T4">New Password</text:span></text:p>
              <draw:enhanced-geometry svg:viewBox="0 0 21600 21600" draw:type="rectangle" draw:enhanced-path="M 0 0 L 21600 0 21600 21600 0 21600 0 0 Z N"/>
            </draw:custom-shape>
            <draw:custom-shape draw:style-name="gr76" draw:text-style-name="P4" draw:layer="layout" svg:width="6.763cm" svg:height="0.597cm" svg:x="1.1cm" svg:y="5.381cm">
              <text:p text:style-name="P2"><text:span text:style-name="T1">Confirm</text:span><text:span text:style-name="T13"> </text:span><text:span text:style-name="T4">password</text:span></text:p>
              <draw:enhanced-geometry svg:viewBox="0 0 21600 21600" draw:type="rectangle" draw:enhanced-path="M 0 0 L 21600 0 21600 21600 0 21600 0 0 Z N"/>
            </draw:custom-shape>
            <draw:custom-shape draw:style-name="gr77" draw:text-style-name="P2" draw:layer="layout" svg:width="1.737cm" svg:height="0.717cm" svg:x="6.054cm" svg:y="6.337cm">
              <text:p text:style-name="P2"><text:span text:style-name="T1">save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8" draw:text-style-name="P4" draw:layer="layout" svg:width="8.128cm" svg:height="2.794cm" svg:x="20.393cm" svg:y="0.6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9" draw:text-style-name="P4" draw:layer="layout" svg:width="7.337cm" svg:height="0.798cm" svg:x="20.845cm" svg:y="0.874cm">
              <text:p text:style-name="P2"><text:span text:style-name="T1">Certif code </text:span></text:p>
              <draw:enhanced-geometry svg:viewBox="0 0 21600 21600" draw:type="rectangle" draw:enhanced-path="M 0 0 L 21600 0 21600 21600 0 21600 0 0 Z N"/>
            </draw:custom-shape>
            <draw:custom-shape draw:style-name="gr80" draw:text-style-name="P16" draw:layer="layout" svg:width="2.822cm" svg:height="0.932cm" svg:x="25.336cm" svg:y="1.805cm">
              <text:p text:style-name="P2"><text:span text:style-name="T4">Verify certif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81" draw:text-style-name="P4" draw:layer="layout" svg:width="7.747cm" svg:height="5.588cm" svg:x="0.508cm" svg:y="7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2" draw:text-style-name="P4" draw:layer="layout" svg:width="7.083cm" svg:height="0.48cm" svg:x="0.863cm" svg:y="7.952cm">
              <text:p text:style-name="P2"><text:span text:style-name="T5">location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4" draw:layer="layout" svg:width="7.083cm" svg:height="0.48cm" svg:x="0.863cm" svg:y="8.562cm">
              <text:p text:style-name="P2"><text:span text:style-name="T5">sector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4" draw:layer="layout" svg:width="7.083cm" svg:height="0.48cm" svg:x="0.863cm" svg:y="9.176cm">
              <text:p text:style-name="P2"><text:span text:style-name="T5">sub-secto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4" draw:layer="layout" svg:width="7.083cm" svg:height="0.479cm" svg:x="0.817cm" svg:y="9.775cm">
              <text:p text:style-name="P2"><text:span text:style-name="T5">occupation</text:span></text:p>
              <draw:enhanced-geometry svg:viewBox="0 0 21600 21600" draw:type="rectangle" draw:enhanced-path="M 0 0 L 21600 0 21600 21600 0 21600 0 0 Z N"/>
            </draw:custom-shape>
            <draw:custom-shape draw:style-name="gr84" draw:text-style-name="P4" draw:layer="layout" svg:width="3.344cm" svg:height="0.477cm" svg:x="0.839cm" svg:y="11.089cm">
              <text:p text:style-name="P2"><text:span text:style-name="T13">amount</text:span></text:p>
              <draw:enhanced-geometry svg:viewBox="0 0 21600 21600" draw:type="rectangle" draw:enhanced-path="M 0 0 L 21600 0 21600 21600 0 21600 0 0 Z N"/>
            </draw:custom-shape>
            <draw:custom-shape draw:style-name="gr85" draw:text-style-name="P4" draw:layer="layout" svg:width="7.083cm" svg:height="0.478cm" svg:x="0.8cm" svg:y="11.807cm">
              <text:p text:style-name="P2"><text:span text:style-name="T4">Invoice number</text:span></text:p>
              <draw:enhanced-geometry svg:viewBox="0 0 21600 21600" draw:type="rectangle" draw:enhanced-path="M 0 0 L 21600 0 21600 21600 0 21600 0 0 Z N"/>
            </draw:custom-shape>
            <draw:custom-shape draw:style-name="gr86" draw:text-style-name="P2" draw:layer="layout" svg:width="1.771cm" svg:height="0.558cm" svg:x="5.963cm" svg:y="12.431cm">
              <text:p text:style-name="P2"><text:span text:style-name="T5">apply</text:span></text:p>
              <draw:enhanced-geometry svg:viewBox="0 0 21600 21600" draw:type="rectangle" draw:enhanced-path="M 0 0 L 21600 0 21600 21600 0 21600 0 0 Z N"/>
            </draw:custom-shape>
            <draw:custom-shape draw:style-name="gr87" draw:text-style-name="P4" draw:layer="layout" svg:width="3.535cm" svg:height="0.479cm" svg:x="4.294cm" svg:y="11.102cm">
              <text:p text:style-name="P2"><text:span text:style-name="T10">Expected amount</text:span></text:p>
              <draw:enhanced-geometry svg:viewBox="0 0 21600 21600" draw:type="rectangle" draw:enhanced-path="M 0 0 L 21600 0 21600 21600 0 21600 0 0 Z N"/>
            </draw:custom-shape>
            <draw:custom-shape draw:style-name="gr88" draw:text-style-name="P4" draw:layer="layout" svg:width="0.885cm" svg:height="0.638cm" svg:x="1.035cm" svg:y="10.364cm">
              <text:p text:style-name="P2"><text:span text:style-name="T4">C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89" draw:text-style-name="P4" draw:layer="layout" svg:width="7.62cm" svg:height="4.826cm" svg:x="20.701cm" svg:y="3.918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custom-shape draw:style-name="gr90" draw:text-style-name="P17" draw:layer="layout" svg:width="3.993cm" svg:height="0.529cm" svg:x="23.861cm" svg:y="4.165cm">
                  <text:p text:style-name="P2"><text:span text:style-name="T4">name</text:span></text:p>
                  <draw:enhanced-geometry svg:viewBox="0 0 21600 21600" draw:type="rectangle" draw:enhanced-path="M 0 0 L 21600 0 21600 21600 0 21600 0 0 Z N"/>
                </draw:custom-shape>
                <draw:custom-shape draw:style-name="gr91" draw:text-style-name="P17" draw:layer="layout" svg:width="3.993cm" svg:height="0.528cm" svg:x="23.844cm" svg:y="4.905cm">
                  <text:p text:style-name="P2"><text:span text:style-name="T4">occupation</text:span></text:p>
                  <draw:enhanced-geometry svg:viewBox="0 0 21600 21600" draw:type="rectangle" draw:enhanced-path="M 0 0 L 21600 0 21600 21600 0 21600 0 0 Z N"/>
                </draw:custom-shape>
                <draw:custom-shape draw:style-name="gr91" draw:text-style-name="P17" draw:layer="layout" svg:width="3.993cm" svg:height="0.528cm" svg:x="23.873cm" svg:y="5.569cm">
                  <text:p text:style-name="P2"><text:span text:style-name="T4">practical</text:span></text:p>
                  <draw:enhanced-geometry svg:viewBox="0 0 21600 21600" draw:type="rectangle" draw:enhanced-path="M 0 0 L 21600 0 21600 21600 0 21600 0 0 Z N"/>
                </draw:custom-shape>
                <draw:custom-shape draw:style-name="gr91" draw:text-style-name="P17" draw:layer="layout" svg:width="3.993cm" svg:height="0.528cm" svg:x="23.861cm" svg:y="6.278cm">
                  <text:p text:style-name="P2"><text:span text:style-name="T4">knowledge</text:span></text:p>
                  <draw:enhanced-geometry svg:viewBox="0 0 21600 21600" draw:type="rectangle" draw:enhanced-path="M 0 0 L 21600 0 21600 21600 0 21600 0 0 Z N"/>
                </draw:custom-shape>
                <draw:custom-shape draw:style-name="gr92" draw:text-style-name="P17" draw:layer="layout" svg:width="3.993cm" svg:height="0.53cm" svg:x="23.861cm" svg:y="7.017cm">
                  <text:p text:style-name="P2"><text:span text:style-name="T4">status</text:span></text:p>
                  <draw:enhanced-geometry svg:viewBox="0 0 21600 21600" draw:type="rectangle" draw:enhanced-path="M 0 0 L 21600 0 21600 21600 0 21600 0 0 Z N"/>
                </draw:custom-shape>
                <draw:custom-shape draw:style-name="gr93" draw:text-style-name="P9" draw:layer="layout" svg:width="1.517cm" svg:height="0.74cm" svg:x="26.337cm" svg:y="7.757cm">
                  <text:p text:style-name="P2"><text:span text:style-name="T1">Back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style-name="gr94" draw:text-style-name="P4" draw:layer="layout" svg:width="2.616cm" svg:height="3.218cm" svg:x="21.001cm" svg:y="4.165cm">
                <text:p text:style-name="P2"><text:span text:style-name="T5">Photo</text:span> 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74" draw:text-style-name="P4" draw:layer="layout" svg:width="7.493cm" svg:height="4.064cm" svg:x="9.398cm" svg:y="3.04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5" draw:text-style-name="P4" draw:layer="layout" svg:width="6.762cm" svg:height="0.598cm" svg:x="9.883cm" svg:y="3.287cm">
              <text:p text:style-name="P2"><text:span text:style-name="T1">Full Name</text:span></text:p>
              <draw:enhanced-geometry svg:viewBox="0 0 21600 21600" draw:type="rectangle" draw:enhanced-path="M 0 0 L 21600 0 21600 21600 0 21600 0 0 Z N"/>
            </draw:custom-shape>
            <draw:custom-shape draw:style-name="gr75" draw:text-style-name="P4" draw:layer="layout" svg:width="6.762cm" svg:height="0.598cm" svg:x="9.883cm" svg:y="4.218cm">
              <text:p text:style-name="P2"><text:span text:style-name="T4">Email</text:span></text:p>
              <draw:enhanced-geometry svg:viewBox="0 0 21600 21600" draw:type="rectangle" draw:enhanced-path="M 0 0 L 21600 0 21600 21600 0 21600 0 0 Z N"/>
            </draw:custom-shape>
            <draw:custom-shape draw:style-name="gr76" draw:text-style-name="P4" draw:layer="layout" svg:width="6.763cm" svg:height="0.597cm" svg:x="9.863cm" svg:y="5.2cm">
              <text:p text:style-name="P2"><text:span text:style-name="T4">password</text:span></text:p>
              <draw:enhanced-geometry svg:viewBox="0 0 21600 21600" draw:type="rectangle" draw:enhanced-path="M 0 0 L 21600 0 21600 21600 0 21600 0 0 Z N"/>
            </draw:custom-shape>
            <draw:custom-shape draw:style-name="gr77" draw:text-style-name="P2" draw:layer="layout" svg:width="1.737cm" svg:height="0.717cm" svg:x="14.817cm" svg:y="6.156cm">
              <text:p text:style-name="P2"><text:span text:style-name="T1">save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4" draw:text-style-name="P4" draw:layer="layout" svg:width="7.493cm" svg:height="4.064cm" svg:x="9.398cm" svg:y="7.747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4" draw:layer="layout" svg:width="6.762cm" svg:height="0.598cm" svg:x="9.783cm" svg:y="8.386cm">
            <text:p text:style-name="P2"><text:span text:style-name="T1">Email address</text:span></text:p>
            <draw:enhanced-geometry svg:viewBox="0 0 21600 21600" draw:type="rectangle" draw:enhanced-path="M 0 0 L 21600 0 21600 21600 0 21600 0 0 Z N"/>
          </draw:custom-shape>
          <draw:custom-shape draw:style-name="gr95" draw:text-style-name="P2" draw:layer="layout" svg:width="6.693cm" svg:height="0.717cm" svg:x="9.817cm" svg:y="9.455cm">
            <text:p text:style-name="P2"><text:span text:style-name="T1">Recover Account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4" draw:layer="layout" svg:width="6.762cm" svg:height="0.598cm" svg:x="9.748cm" svg:y="10.541cm">
            <text:p text:style-name="P2"><text:span text:style-name="T1">messag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4" draw:text-style-name="P4" draw:layer="layout" svg:width="7.493cm" svg:height="4.064cm" svg:x="9.398cm" svg:y="12.319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4" draw:layer="layout" svg:width="6.762cm" svg:height="0.598cm" svg:x="9.783cm" svg:y="12.958cm">
              <text:p text:style-name="P2"><text:span text:style-name="T1">Verification Code</text:span></text:p>
              <draw:enhanced-geometry svg:viewBox="0 0 21600 21600" draw:type="rectangle" draw:enhanced-path="M 0 0 L 21600 0 21600 21600 0 21600 0 0 Z N"/>
            </draw:custom-shape>
            <draw:custom-shape draw:style-name="gr95" draw:text-style-name="P2" draw:layer="layout" svg:width="6.693cm" svg:height="0.717cm" svg:x="9.817cm" svg:y="14.027cm">
              <text:p text:style-name="P2"><text:span text:style-name="T1">Check code</text:span></text:p>
              <draw:enhanced-geometry svg:viewBox="0 0 21600 21600" draw:type="rectangle" draw:enhanced-path="M 0 0 L 21600 0 21600 21600 0 21600 0 0 Z N"/>
            </draw:custom-shape>
            <draw:custom-shape draw:style-name="gr96" draw:text-style-name="P4" draw:layer="layout" svg:width="6.762cm" svg:height="0.598cm" svg:x="9.748cm" svg:y="15.113cm">
              <text:p text:style-name="P2"><text:span text:style-name="T1">message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eeeee" draw:marker-start-width="0.203cm" draw:marker-start-center="false" draw:marker-end-width="0.203cm" draw:marker-end-center="false" svg:stroke-opacity="95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4:04:40.477965477</meta:creation-date>
    <meta:editing-duration>PT4H45M34S</meta:editing-duration>
    <meta:editing-cycles>15</meta:editing-cycles>
    <meta:generator>LibreOffice/6.2.3.2$Linux_X86_64 LibreOffice_project/20$Build-2</meta:generator>
    <dc:date>2019-05-22T16:58:28.938446311</dc:date>
    <meta:document-statistic meta:object-count="171"/>
  </office:meta>
</office:document-meta>
</file>